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automatic-styles>
    <style:style style:name="P1" style:family="paragraph" style:parent-style-name="Standard">
      <style:text-properties officeooo:rsid="001b9c79" officeooo:paragraph-rsid="001b9c79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b9c79" officeooo:paragraph-rsid="001b9c79"/>
    </style:style>
    <style:style style:name="P3" style:family="paragraph" style:parent-style-name="Standard">
      <style:paragraph-properties fo:text-align="center" style:justify-single-word="false"/>
      <style:text-properties style:font-name="Serif" fo:font-size="40pt" officeooo:rsid="001b9c79" officeooo:paragraph-rsid="00203f73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Serif" fo:font-size="40pt" officeooo:rsid="00224598" officeooo:paragraph-rsid="00224598" style:font-size-asian="40pt" style:font-size-complex="40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15pt" officeooo:rsid="001b9c79" officeooo:paragraph-rsid="001b9c79" style:font-size-asian="15pt" style:font-size-complex="15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21907d" style:font-size-asian="14pt" style:font-size-complex="14pt"/>
    </style:style>
    <style:style style:name="P9" style:family="paragraph" style:parent-style-name="Standard">
      <style:text-properties fo:font-size="14pt" officeooo:rsid="0021907d" officeooo:paragraph-rsid="0021907d" style:font-size-asian="14pt" style:font-size-complex="14pt"/>
    </style:style>
    <style:style style:name="P10" style:family="paragraph" style:parent-style-name="Standard">
      <style:text-properties fo:font-size="14pt" officeooo:paragraph-rsid="00224598" style:font-size-asian="14pt" style:font-size-complex="14pt"/>
    </style:style>
    <style:style style:name="P11" style:family="paragraph" style:parent-style-name="Standard">
      <style:text-properties fo:font-size="14pt" officeooo:rsid="00224598" officeooo:paragraph-rsid="00224598" style:font-size-asian="14pt" style:font-size-complex="14pt"/>
    </style:style>
    <style:style style:name="P12" style:family="paragraph" style:parent-style-name="Standard">
      <style:text-properties fo:font-size="14pt" officeooo:rsid="0023628f" officeooo:paragraph-rsid="0023628f" style:font-size-asian="14pt" style:font-size-complex="14pt"/>
    </style:style>
    <style:style style:name="P13" style:family="paragraph" style:parent-style-name="Standard">
      <style:text-properties fo:font-size="14pt" officeooo:rsid="00252eaf" officeooo:paragraph-rsid="00252eaf" style:font-size-asian="14pt" style:font-size-complex="14pt"/>
    </style:style>
    <style:style style:name="T1" style:family="text">
      <style:text-properties fo:font-variant="normal" fo:text-transform="none" fo:color="#000000" loext:opacity="100%" style:font-name="sans-serif" fo:font-size="14pt" fo:letter-spacing="0.106cm" fo:font-style="normal" fo:font-weight="bold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" style:family="text">
      <style:text-properties officeooo:rsid="0021907d"/>
    </style:style>
    <style:style style:name="T4" style:family="text">
      <style:text-properties officeooo:rsid="00224598"/>
    </style:style>
    <style:style style:name="T5" style:family="text">
      <style:text-properties officeooo:rsid="0023628f"/>
    </style:style>
    <style:style style:name="T6" style:family="text">
      <style:text-properties officeooo:rsid="00252eaf"/>
    </style:style>
    <style:style style:name="T7" style:family="text">
      <style:text-properties officeooo:rsid="00256592"/>
    </style:style>
    <style:style style:name="T8" style:family="text">
      <style:text-properties officeooo:rsid="0028ee3f"/>
    </style:style>
    <style:style style:name="T9" style:family="text">
      <style:text-properties officeooo:rsid="002a4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8"><text:tab/>Merci Iésous, Dieu Parfait en tout !</text:p>
      <text:p text:style-name="P7"/>
      <text:p text:style-name="P9"><text:tab/>Merci les apôtres, merci mes grands-pères….</text:p>
      <text:p text:style-name="P7"><text:tab/><text:span text:style-name="T3">Merci nombreux copistes et traducteurs anonymes….</text:span></text:p>
      <text:p text:style-name="P7"><text:tab/><text:span text:style-name="T3">Merci aux traducteurs Grec-Latin, dont Iéronymus.</text:span></text:p>
      <text:p text:style-name="P7"><text:tab/><text:span text:style-name="T3">Merci aux anciens, </text:span><text:span text:style-name="T7">aux</text:span><text:span text:style-name="T3"> pères….</text:span></text:p>
      <text:p text:style-name="P7"><text:tab/><text:span text:style-name="T3">Merci </text:span><text:span text:style-name="T7">aux</text:span><text:span text:style-name="T3"> mères, merci aux femmes….</text:span></text:p>
      <text:p text:style-name="P7"><text:tab/></text:p>
      <text:p text:style-name="P7"><text:tab/><text:span text:style-name="T3">Merci Nestlé-Aland, l’ancien Kurt.</text:span></text:p>
      <text:p text:style-name="P7"><text:tab/><text:span text:style-name="T3">Merci Alan Bunning avec son BHP et son GreekCntr.</text:span></text:p>
      <text:p text:style-name="P7"><text:tab/><text:span text:style-name="T3">Merci James Tauber, Robinson et Pierpont.</text:span></text:p>
      <text:p text:style-name="P7"/>
      <text:p text:style-name="P7"><text:tab/><text:span text:style-name="T3">Merci à Alain Dumont, grand traducteur</text:span><text:span text:style-name="T7">.</text:span></text:p>
      <text:p text:style-name="P7"><text:tab/><text:span text:style-name="T3">Merci à Lefèvre, sans toi pas d’Olivetan, </text:span><text:span text:style-name="T7">pas de Genève,</text:span></text:p>
      <text:p text:style-name="P7"><text:tab/><text:span text:style-name="T3">pas de Martin, pas d’Ostervald, </text:span><text:span text:style-name="T7">tu as été leur racine</text:span><text:span text:style-name="T3">.</text:span></text:p>
      <text:p text:style-name="P10"><text:span text:style-name="T4"><text:tab/>Merci Osty, tu as amélioré la traduction</text:span><text:span text:style-name="T7">.</text:span></text:p>
      <text:p text:style-name="P7"><text:tab/><text:span text:style-name="T3">Merci Bailly, pour ton </text:span><text:span text:style-name="T7">grand </text:span><text:span text:style-name="T3">dictionnaire.</text:span></text:p>
      <text:p text:style-name="P7"><text:tab/><text:span text:style-name="T4">Merci Gustav Berloty, Helléniste </text:span><text:span text:style-name="T7">tenace</text:span><text:span text:style-name="T4">.</text:span></text:p>
      <text:p text:style-name="P11"><text:tab/>Merci Didier Fontaine, rapide pour aider <text:span text:style-name="T7">son prochain.</text:span></text:p>
      <text:p text:style-name="P7"><text:tab/><text:span text:style-name="T4">Merci Arnaud Barbey, Romain en chef.</text:span></text:p>
      <text:p text:style-name="P7"><text:tab/><text:span text:style-name="T4">Merci Alexandre Na</text:span><text:span text:style-name="T7">n</text:span><text:span text:style-name="T4">ot, de faire connaître ce travail.</text:span></text:p>
      <text:p text:style-name="P7"><text:tab/><text:span text:style-name="T4">Merci Tingting, pour son soutient.</text:span></text:p>
      <text:p text:style-name="P7"><text:tab/><text:span text:style-name="T4">Merci Diane, petite prophétesse.</text:span></text:p>
      <text:p text:style-name="P12"><text:tab/>Merci Torben, pour sa foi.</text:p>
      <text:p text:style-name="P7"><text:tab/><text:span text:style-name="T5">Merci Éric, Abel, Cécile, Patrice, Patrick….</text:span></text:p>
      <text:p text:style-name="P7"><text:tab/><text:span text:style-name="T8">Merci François, Céline et leur famille, </text:span><text:span text:style-name="T9">confiant en ce travail.</text:span></text:p>
      <text:p text:style-name="P7"><text:tab/><text:span text:style-name="T5">Merci Sébastien Debiais Gao </text:span><text:span text:style-name="T6">pour </text:span><text:span text:style-name="T9">s</text:span><text:span text:style-name="T6">a traduction</text:span></text:p>
      <text:p text:style-name="P13"><text:tab/>des 5662 lemmes en profondeur <text:span text:style-name="T8">et </text:span><text:span text:style-name="T9">beaucoup </text:span><text:span text:style-name="T8">plus encore….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P3">NOUVELLE </text:p>
      <text:p text:style-name="P3">DISPOSITION</text:p>
      <text:p text:style-name="P4"/>
      <text:p text:style-name="P1"/>
      <text:p text:style-name="P1"/>
      <text:p text:style-name="P5">mot à mo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Ȼ Domaine public</text:span> </text:p>
      <text:p text:style-name="P2"/>
      <text:p text:style-name="P2"><text:span text:style-name="T1">AOÛT 2022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2.33cm" fo:page-height="23.49cm" style:num-format="1" style:print-orientation="landscape" fo:margin-top="0.319cm" fo:margin-bottom="0.319cm" fo:margin-left="0.319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8980*" fo:start-indent="0cm" fo:end-indent="0.6cm"/>
          <style:column style:rel-width="8987*" fo:start-indent="0.6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7T04:40:15.208000000</meta:creation-date>
    <dc:date>2022-08-29T00:26:01.719000000</dc:date>
    <meta:editing-duration>PT54M39S</meta:editing-duration>
    <meta:editing-cycles>7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1" meta:word-count="177" meta:character-count="1163" meta:non-whitespace-character-count="987"/>
  </office:meta>
</office:document-meta>
</file>